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00000006316C5BEC3B70269A9.png" manifest:media-type="image/png"/>
  <manifest:file-entry manifest:full-path="Pictures/100000000000055600000300616EE2BA792B40C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402in, 6.3091in, 0.80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4008in" svg:height="3.0618in" draw:z-index="0"><draw:image xlink:href="Pictures/100000000000055600000300616EE2BA792B40C4.png" xlink:type="simple" xlink:show="embed" xlink:actuate="onLoad" loext:mime-type="image/png"/></draw:frame><draw:frame draw:style-name="fr2" draw:name="image2.png" text:anchor-type="as-char" svg:width="6.8335in" svg:height="1.0311in" draw:z-index="0"><draw:image xlink:href="Pictures/10000201000002900000006316C5BEC3B70269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